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17859*"/>
    </style:style>
    <style:style style:name="Table3.B" style:family="table-column">
      <style:table-column-properties style:column-width="4.445cm" style:rel-column-width="17138*"/>
    </style:style>
    <style:style style:name="Table3.C" style:family="table-column">
      <style:table-column-properties style:column-width="7.922cm" style:rel-column-width="3053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CONNECT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rsers::ConnectPar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parse</text:p>
          </table:table-cell>
          <table:table-cell table:style-name="Table3.B2" office:value-type="string">
            <text:p text:style-name="P11">xml</text:p>
          </table:table-cell>
          <table:table-cell table:style-name="Table3.C2" office:value-type="string">
            <text:p text:style-name="Standard">&lt;connect version="0" &gt;</text:p>
            <text:p text:style-name="Standard"><text:tab/>&lt;client type="0" /&gt;</text:p>
            <text:p text:style-name="Standard"><text:tab/>&lt;login&gt;dcuadra&lt;/login&gt;</text:p>
            <text:p text:style-name="Standard"><text:tab/>&lt;password&gt;&lt;/password&gt;</text:p>
            <text:p text:style-name="P12">&lt;/connect&gt;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>Se espera que la función <text:span text:style-name="T1">login</text:span> retorne “dcuadra”</text:p>
      <text:p text:style-name="Standard"/>
      <text:p text:style-name="P12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7T17:51:42</dc:date>
    <dc:language>es-CO</dc:language>
    <meta:editing-cycles>88</meta:editing-cycles>
    <meta:editing-duration>PT45M21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66" meta:character-count="475"/>
  </office:meta>
</office:document-meta>
</file>